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cccccc" draw:textarea-horizontal-align="center" draw:textarea-vertical-align="middle"/>
    </style:style>
    <style:style style:name="gr7" style:family="graphic" style:parent-style-name="standard">
      <style:graphic-properties draw:marker-end="Arrow" draw:marker-end-width="0.3cm" draw:fill="solid" draw:fill-color="#ffffcc" draw:textarea-horizontal-align="center" draw:textarea-vertical-align="middle"/>
    </style:style>
    <style:style style:name="gr8" style:family="graphic" style:parent-style-name="standard">
      <style:graphic-properties draw:fill="solid" draw:fill-color="#cccccc" draw:textarea-vertical-align="middle" draw:auto-grow-height="false" fo:min-height="0.749cm" fo:min-width="0.499cm"/>
    </style:style>
    <style:style style:name="gr9"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9" draw:layer="layout" svg:width="4cm" svg:height="2.5cm" svg:x="7.5cm" svg:y="1.5cm">
          <text:p text:style-name="P1">Pilote</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8" draw:layer="layout" svg:width="3.5cm" svg:height="4.5cm" svg:x="1.5cm" svg:y="2cm">
          <draw:glue-point draw:id="9" svg:x="5cm" svg:y="-1.666cm"/>
          <draw:glue-point draw:id="10" svg:x="5cm" svg:y="-2.777cm"/>
          <text:p text:style-name="P1">Document</text:p>
          <text:p text:style-name="P1">à</text:p>
          <text:p text:style-name="P1">imprim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Serveur</text:p>
          <text:p text:style-name="P1">CUPS</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6"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4cm" svg:height="2.5cm" svg:x="18.5cm" svg:y="8cm">
          <text:p text:style-name="P1">Filtres</text:p>
          <draw:enhanced-geometry svg:viewBox="0 0 21600 21600" draw:glue-points="10800 0 0 10800 10800 21600 21600 10800" draw:type="flowchart-process" draw:enhanced-path="M 0 0 L 21600 0 21600 21600 0 21600 0 0 Z N"/>
        </draw:custom-shape>
        <draw:custom-shape draw:style-name="gr1" draw:text-style-name="P1" draw:id="id5"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10" draw:layer="layout" svg:width="3.5cm" svg:height="2cm" svg:x="3cm" svg:y="14.5cm">
          <text:p text:style-name="P1">Document</text:p>
          <text:p text:style-name="P1">imprimé</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4"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0.499cm" svg:y1="10.499cm" svg:x2="20.391cm" svg:y2="13.9cm" draw:start-shape="id3" draw:start-glue-point="6" draw:end-shape="id4" draw:end-glue-point="4" svg:d="m20499 10499-108 3401">
          <text:p text:style-name="P3"/>
        </draw:connector>
        <draw:connector draw:style-name="gr7" draw:text-style-name="P2" draw:layer="layout" draw:type="line" svg:x1="25.5cm" svg:y1="8.249cm" svg:x2="23.498cm" svg:y2="8.249cm" draw:start-shape="id5" draw:start-glue-point="6" draw:end-shape="id6" draw:end-glue-point="7" svg:d="m25500 8249h-2002">
          <text:p text:style-name="P3"/>
        </draw:connector>
        <draw:connector draw:style-name="gr5" draw:text-style-name="P2" draw:layer="layout" draw:type="line" svg:x1="18.392cm" svg:y1="15.149cm" svg:x2="15.5cm" svg:y2="15.25cm" draw:start-shape="id4" draw:start-glue-point="5" draw:end-shape="id7" draw:end-glue-point="1" svg:d="m18392 15149-2892 101">
          <text:p text:style-name="P3"/>
        </draw:connector>
        <draw:connector draw:style-name="gr5" draw:text-style-name="P2" draw:layer="layout" draw:type="line" svg:x1="5cm" svg:y1="3.001cm" svg:x2="7.5cm" svg:y2="2.75cm" draw:start-shape="id8" draw:start-glue-point="10" draw:end-shape="id9" draw:end-glue-point="3" svg:d="m5000 3001 2500-251">
          <text:p text:style-name="P3"/>
        </draw:connector>
        <draw:custom-shape draw:style-name="gr8" draw:text-style-name="P1" draw:id="id7" draw:layer="layout" svg:width="6.5cm" svg:height="5.5cm" svg:x="9cm" svg:y="12.5cm">
          <text:p text:style-name="P1">Autre CUPS</text:p>
          <text:p text:style-name="P1">Port //</text:p>
          <text:p text:style-name="P1">Port TCP/9100</text:p>
          <text:p text:style-name="P1">Serveur LPD</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7" draw:start-glue-point="3" draw:end-shape="id10" draw:end-glue-point="7" svg:d="m9000 15250-2502 249">
          <text:p text:style-name="P3"/>
        </draw:connector>
        <draw:custom-shape draw:style-name="gr8" draw:text-style-name="P1" draw:id="id11" draw:layer="layout" svg:width="4cm" svg:height="2.5cm" svg:x="13cm" svg:y="1.5cm">
          <text:p text:style-name="P1">Réseau</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2" draw:layer="layout" draw:type="line" svg:x1="11.5cm" svg:y1="2.75cm" svg:x2="13cm" svg:y2="2.75cm" draw:start-shape="id9" draw:start-glue-point="1" draw:end-shape="id11" draw:end-glue-point="3" svg:d="m11500 2750h1500">
          <text:p text:style-name="P3"/>
        </draw:connector>
        <draw:connector draw:style-name="gr7" draw:text-style-name="P2" draw:layer="layout" draw:type="line" svg:x1="17cm" svg:y1="2.75cm" svg:x2="19cm" svg:y2="2.75cm" draw:start-shape="id11" draw:start-glue-point="1" draw:end-shape="id1" draw:end-glue-point="3" svg:d="m17000 2750h2000">
          <text:p text:style-name="P3"/>
        </draw:connector>
        <draw:line draw:style-name="gr9" draw:text-style-name="P2" draw:layer="layout" svg:x1="1cm" svg:y1="9cm" svg:x2="12cm" svg:y2="9cm">
          <text:p text:style-name="P3"/>
        </draw:line>
        <draw:line draw:style-name="gr9" draw:text-style-name="P2" draw:layer="layout" svg:x1="12cm" svg:y1="9cm" svg:x2="12cm" svg:y2="1cm">
          <text:p text:style-name="P3"/>
        </draw:line>
        <draw:frame draw:style-name="gr10" draw:layer="layout" svg:width="3.393cm" svg:height="1.517cm" svg:x="7.5cm" svg:y="6.483cm">
          <draw:text-box>
            <text:p text:style-name="P3"><text:span text:style-name="T1">Client</text:span></text:p>
          </draw:text-box>
        </draw:frame>
        <draw:line draw:style-name="gr9" draw:text-style-name="P2" draw:layer="layout" svg:x1="17.5cm" svg:y1="20cm" svg:x2="17.5cm" svg:y2="1cm">
          <text:p text:style-name="P3"/>
        </draw:line>
        <draw:frame draw:style-name="gr10" draw:text-style-name="P4" draw:layer="layout" svg:width="4.464cm" svg:height="1.517cm" svg:x="23.536cm" svg:y="17.5cm">
          <draw:text-box>
            <text:p text:style-name="P3"><text:span text:style-name="T1">Serveur</text:span></text:p>
          </draw:text-box>
        </draw:frame>
        <draw:custom-shape draw:style-name="gr1" draw:text-style-name="P2" draw:layer="layout" svg:width="3.5cm" svg:height="1cm" svg:x="1.5cm" svg:y="18.5cm">
          <text:p text:style-name="P1">Optionne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Obligatoir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1-03T14:57:15</dc:date>
    <meta:editing-cycles>5</meta:editing-cycles>
    <meta:editing-duration>PT9M33S</meta:editing-duration>
    <meta:user-defined meta:name="Info 1"/>
    <meta:user-defined meta:name="Info 2"/>
    <meta:user-defined meta:name="Info 3"/>
    <meta:user-defined meta:name="Info 4"/>
    <meta:document-statistic meta:object-count="26"/>
  </office:meta>
</office:document-meta>
</file>